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ーーーーヒマ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マですわああぁぁぁー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るさいよ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ですわ！　わたくしのような高貴な花を
こんな薄暗いお陳腐な所に押し込んでおくの
ですも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小娘ども・・・絶対に容赦しません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事にここから出られた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あの死神がいる限り、簡単にはいかない
だろう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は反則中の反則で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さっきから死神以外の3人組の気配が
しません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へ行ったの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あの死神が「ごはん」とか騒ぎ
出したんで、みんなで食材の調達に行ってる
らし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アジトには死神しかいないみ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、わたくしも舐められたものですわ・・・！！
腹立たし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はともあれ、ここから脱出するのが先決
ですこと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名案を思いつきなさい、サッフ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て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その辺に鍵とか落ちてな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てたら奇跡でしょ。　って言うかアホ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鍵の代わりになるもの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その手があっ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！？　何かいい案が浮かびまし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つかないでよ、暑苦し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そこに水場があ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ならあれを凍らせて、鍵を作れるんじゃ
ないかなって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・・・天才です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したらそんなに優れた思考が
可能になりま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実行ですわ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できましたわ！　錠を開けます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まま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・・・開きません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そう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鍵の形を錠に合わせなきゃ、開くわけ
ない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すわよね！！　ちゃんと分かって
ました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その・・・あなたを試しただけですのよ
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、開いた！！　開きましたわ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らんなさいサッファ！！　扉が開きましたわ
よ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ればわか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あんまり騒ぐと見つかっちゃうよ。
さっさと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わね。　こんな所、早急に
おさらばです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青カラット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達も来て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時に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ずぐずしていたらヤツが来てしまいます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うなったら速攻で片付けるよ、姉さ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ちろんですわ、サッフ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愚かな熾天少女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“蒼麗の歌姫”カラットが、直々に
引導を渡して差し上げますわ！！！
お覚悟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い～～・・・なんとか勝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わたくし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、前にお城で戦った時よりも
はるかに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観念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　このままケリを付けちゃお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ドメなら任せとケ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待ち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、ここで騒ぎを起こしては
なりません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問答無用だ。　このチャンスを逃す手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あいつが来たらマジで洒落に
ならないんだ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わ！　お、落ち着いて
話し合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びくぅっ！！）</text:p>
          </table:table-cell>
          <table:table-cell table:style-name="ce0" office:value-type="string">
            <text:p>Map269</text:p>
          </table:table-cell>
          <table:table-cell table:style-name="ce0"/>
          <table:table-cell table:style-name="ce0" office:value-type="string">
            <text:p>(Wahh!!)</text:p>
          </table:table-cell>
          <table:table-cell table:number-columns-repeated="1020"/>
        </table:table-row>
        <table:table-row>
          <table:table-cell table:style-name="ce0" office:value-type="string">
            <text:p>う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、出ましたわ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脱走・・・禁止・・・な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、あの娘たち・・・4つ子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警戒してるってことは、赤カラットか
白カラットの仲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、我々の味方の可能性も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ー、それはないと思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あの娘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ごい魔力・・・これまで、どのカラット達
からも、感じたことがないほど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！　ここへ来る途中に感じた、魔力と
言うより殺気のような圧力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から出てるよ、レグマく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魔力探知装置で探り当てた、強大な
魔力の正体は、白カラットでは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4つ子だったの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捕虜が脱走・・・したら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無理やり・・・牢に戻せって・・・・・・
ヴィスティが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と死神の挟み討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はやこれまでのようです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・・・死神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侵入者が・・・来たら・・・・・・叩きのめせ・・・って
ヴィスティが・・・言ってた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あたし達も敵とみなされて
いるみた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・・・つまり、赤カラットの仲間の
よう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青カラットも4つ子も、まとめてここで
やっつけ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です！！　あれは4つ子なんかじゃ
ありませ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ここから逃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無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変わらず・・・よ、容赦ないです・・・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が起き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んぜん・・・見えません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・・・死神の、力・・・っ　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は絶対に・・・逃がすなって・・・・・・ヴィスティ
が言って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逃がしたら・・・・・・ヴィスティに・・・
怒られ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・・・・・・逃が・・・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？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??</text:p>
          </table:table-cell>
          <table:table-cell table:number-columns-repeated="1020"/>
        </table:table-row>
        <table:table-row>
          <table:table-cell table:style-name="ce0" office:value-type="string">
            <text:p>（あ、あれは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表情はほとんど変わってないけど、間違い
　な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メ・・・メスの顔だーーー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ン見され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望み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結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ん？　ん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結婚・・・する・・・・・・今、・・・すぐに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まないが、流れを理解でき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が誰と結婚するだ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私と・・・あなたが・・・ここで
今すぐ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ば、馬鹿じゃないの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意味分かんない！！！　そんなのダメに
決まってるじゃないのよ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急展開すぎて、コメントのしようが
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取り込み中のようですので、わたくし達は
お邪魔ですわ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にて失礼いたしますわ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勝手に・・・動く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ーーーーーーーっ！！！　痛ッ！！
痛いですわー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今はできるだけ目立たないようにして
様子を見よ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ええと・・・今の状況を整理すると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白カラットの魔力だと思っていたのは、実は
　謎の4つ子の魔力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ぜか青カラットたちも居て、4つ子が
　圧倒的な強さでみんな歯が立たなくて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で、その4つ子が早乙女さんに一目ぼれで
　結婚宣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、いったいどうすれば・・・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、結婚す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する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君のことを何も知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より、我々は熾天少女として人間界を守る
存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対して君たちは、赤カラットと共闘して人間界を
攻める側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対している相手と慣れ合うことは不可能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じゃ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敵じゃなかったら・・・・・・結婚・・・する・・・
・・・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婚を決断するかどうかは別と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と我々が敵対関係でなくなるのならば、
それは喜ばしいこと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お！！　これはまさかの、メンバー
加入フラグ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じゃあ、あなたを・・・・・・熾天少女の
使命から・・・解放・・・・・・してあげ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を・・・全員・・・・・・倒せば・・・
あなたと私は・・・・・・敵じゃ・・・なく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ヤバい方向に進んでますけど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あんた！！　さっきから何勝手な
こと言ってんの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だって、簡単には負けない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勝つのは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・・・動けば・・・・・・いいだけ・・・
すごく・・・・・・簡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怖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だかよく分かりませんが、これは
　熾天少女を一掃するチャンスですわ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さま！　それでは微力ながら、わたくしも
熾天少女を倒すお手伝い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痛いッ！！　痛いです！！　もうしません
おとなしくしてますごめんなさいぃぃーー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姉さん、頼むから学習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応戦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は不意打ち喰らっちゃったけど、今度は
こっちから不意打ちしてやる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不意打ちって宣言したらダメ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え、戦っては駄目です、みな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話は後でしますが、あれは魔界で最強の
戦闘種族、“死神”と呼ばれる存在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が本気になったら、何をどうやっても
太刀打ちできる相手じゃありません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出口をふさがれちゃって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合わせれば、なんとかなるんじゃ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ません！　とにかく、次元が違うんです！
信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がそう言っているんだ。　おそらく、
三輪車と装甲車が激突するようなも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無理ゲ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いったいどうした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熾天少女・・・消えて・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き、来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・・・・・・・・・・・・・・
・・・・・・・・・・・・・・・・・・・・・・・・ごはん・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行っ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腹が空いたから、帰ったっぽ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撤退のチャンスですわ！！　出口に
近い者から順に、列を乱さず速やかに外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逃げる時だけ思考が的確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